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f9710" officeooo:paragraph-rsid="002f9710"/>
    </style:style>
    <style:style style:name="P2" style:family="paragraph" style:parent-style-name="MAN_5f_item">
      <style:text-properties officeooo:rsid="00316408" officeooo:paragraph-rsid="00316408"/>
    </style:style>
    <style:style style:name="P3" style:family="paragraph" style:parent-style-name="MAN_5f_item">
      <style:text-properties officeooo:paragraph-rsid="00316408"/>
    </style:style>
    <style:style style:name="T1" style:family="text">
      <style:text-properties officeooo:rsid="00214028"/>
    </style:style>
    <style:style style:name="T2" style:family="text">
      <style:text-properties style:text-line-through-style="none" style:text-line-through-type="none" officeooo:rsid="002c48a8"/>
    </style:style>
    <style:style style:name="T3" style:family="text">
      <style:text-properties officeooo:rsid="002264ba"/>
    </style:style>
    <style:style style:name="T4" style:family="text">
      <style:text-properties officeooo:rsid="002353ad"/>
    </style:style>
    <style:style style:name="T5" style:family="text">
      <style:text-properties officeooo:rsid="0025363c"/>
    </style:style>
    <style:style style:name="T6" style:family="text">
      <style:text-properties officeooo:rsid="00260e23"/>
    </style:style>
    <style:style style:name="T7" style:family="text">
      <style:text-properties officeooo:rsid="0027b7c9"/>
    </style:style>
    <style:style style:name="T8" style:family="text">
      <style:text-properties officeooo:rsid="002c48a8"/>
    </style:style>
    <style:style style:name="T9" style:family="text">
      <style:text-properties officeooo:rsid="002ddb44"/>
    </style:style>
    <style:style style:name="T10" style:family="text">
      <style:text-properties officeooo:rsid="003164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SV_stats_ranges.pl</text:span> <text:s text:c="53"/><text:span text:style-name="T9">JAIC / Cyber schema mapping</text:span> Commands <text:s text:c="53"/></text:p>
      <text:p text:style-name="Standard"/>
      <text:p text:style-name="Standard">NAME</text:p>
      <text:p text:style-name="MAN_5f_item"><text:s/><text:span text:style-name="T1">CSV_stats_ranges.pl – parse a CSV log, comparing to a corresponding schemaMapping.csv specification</text:span></text:p>
      <text:p text:style-name="Standard"/>
      <text:p text:style-name="Standard">SYNOPSIS</text:p>
      <text:p text:style-name="MAN_5f_item"><text:s/><text:span text:style-name="T1">CSV_stats_ranges.pl <text:s/>-l &lt;csvlog&gt; -s &lt;schemaMapp.csv&gt; -r &lt;outputStatsReport&gt; -k &lt;0 | 1&gt; [ -m &lt;maxRows&gt; ]</text:span></text:p>
      <text:p text:style-name="Standard"/>
      <text:p text:style-name="Standard">DESCRIPTIO<text:span text:style-name="T3">N</text:span></text:p>
      <text:p text:style-name="Standard"/>
      <text:p text:style-name="MAN_5f_item"><text:s/>-<text:span text:style-name="T8">l<text:tab/>&lt;csvlog&gt; <text:s/>the cyber observables log file in CSV format, with or without header row (see -k )</text:span> <text:s text:c="13"/></text:p>
      <text:p text:style-name="Standard"/>
      <text:p text:style-name="MAN_5f_item"><text:s/>-<text:span text:style-name="T2">s<text:tab/>&lt;schemaMappingFile&gt; <text:s/>specific format identifying column name, data type, new-mapped-column-name, new data type</text:span></text:p>
      <text:p text:style-name="MAN_5f_item"><text:span text:style-name="T2"/></text:p>
      <text:p text:style-name="MAN_5f_item"><text:span text:style-name="T2">-r<text:tab/>&lt;outputReportFilename&gt; <text:s/>summarizes column data value statistics and ranges. Can be read by CSV_auditor.pl to perform audit functions on the same logfile.</text:span></text:p>
      <text:p text:style-name="MAN_5f_item"><text:span text:style-name="T2"/></text:p>
      <text:p text:style-name="MAN_5f_item"><text:span text:style-name="T2">-k<text:tab/>&lt; 0 or 1 &gt; <text:s text:c="2"/>0 → first row is data, 1 → first row is header (with column names, or other)</text:span></text:p>
      <text:p text:style-name="MAN_5f_item"><text:span text:style-name="T2"/></text:p>
      <text:p text:style-name="MAN_5f_item"><text:span text:style-name="T2">-m<text:tab/>&lt;maxRows&gt; <text:s text:c="3"/>maximum number of logfile rows to process before exiting. Useful for initial setup and debugging.</text:span></text:p>
      <text:p text:style-name="MAN_5f_item"><text:span text:style-name="T2"/></text:p>
      <text:p text:style-name="P1">TYPICAL USAG<text:span text:style-name="T10">E</text:span></text:p>
      <text:p text:style-name="P2">The MAPPER.pm package supports three scripts used for cyber data set auditing. </text:p>
      <text:p text:style-name="P2"><text:tab/>CSV_stats_ranges.pl</text:p>
      <text:p text:style-name="P2"><text:tab/>CSV_auditor.pl</text:p>
      <text:p text:style-name="P2"><text:tab/>CSVtoJSON.pl </text:p>
      <text:p text:style-name="P2">must be in the same directory with </text:p>
      <text:p text:style-name="P2"><text:tab/>MAPPER.pm</text:p>
      <text:p text:style-name="P2"/>
      <text:p text:style-name="P3"><text:span text:style-name="T10">To launch a script, cwd to the directory containing the above 4 files.</text:span></text:p>
      <text:p text:style-name="P3"/>
      <text:p text:style-name="P3"><text:tab/><text:span text:style-name="T10">&gt;perl CSV_stats_ranges.pl [ required arguments ] </text:span></text:p>
      <text:p text:style-name="P3"/>
      <text:p text:style-name="P3"><text:span text:style-name="T10">Each file of a required argument should be provided as a full absolute path, or a relative path.</text:span></text:p>
      <text:p text:style-name="P3"><text:span text:style-name="T10"><text:s/></text:span></text:p>
      <text:p text:style-name="P3"/>
      <text:p text:style-name="Standard">AUTHOR</text:p>
      <text:p text:style-name="Standard"><text:s text:c="7"/>Written by <text:span text:style-name="T7">Steve Hutchinson, MISI.tech</text:span></text:p>
      <text:p text:style-name="Standard"/>
      <text:p text:style-name="Standard">REPORTING BU<text:span text:style-name="T7">GS</text:span></text:p>
      <text:p text:style-name="Standard"/>
      <text:p text:style-name="Standard">COPYRIGHT</text:p>
      <text:p text:style-name="MAN_5f_item">Copyright © <text:span text:style-name="T6">2021 Maryland Innovation and Security Institute (MISI). Unlimited DoD and US Gov rights.</text:span></text:p>
      <text:p text:style-name="Standard"/>
      <text:p text:style-name="Standard"><text:soft-page-break/>SEE ALSO</text:p>
      <text:p text:style-name="Standard"><text:s text:c="7"/><text:span text:style-name="T4">CSV_auditor.pl</text:span></text:p>
      <text:p text:style-name="Standard"><text:s text:c="7"/><text:span text:style-name="T4">CSVtoJSON.pl</text:span></text:p>
      <text:p text:style-name="Standard"><text:s text:c="7"/><text:span text:style-name="T5">MAPPER.pm</text:span></text:p>
      <text:p text:style-name="Standard"/>
      <text:p text:style-name="Standard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N_5f_item" style:display-name="MAN_item" style:family="paragraph" style:parent-style-name="Standard">
      <loext:graphic-properties draw:fill="none"/>
      <style:paragraph-properties fo:margin-left="0.6252in" fo:margin-right="0in" fo:text-indent="-0.3118in" style:auto-text-indent="false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08:54:12.130020341</meta:creation-date>
    <dc:date>2021-08-27T13:53:14.086231085</dc:date>
    <meta:editing-duration>PT4H1M7S</meta:editing-duration>
    <meta:editing-cycles>11</meta:editing-cycles>
    <meta:generator>LibreOffice/6.0.7.3$Linux_x86 LibreOffice_project/00m0$Build-3</meta:generator>
    <meta:document-statistic meta:table-count="0" meta:image-count="0" meta:object-count="0" meta:page-count="2" meta:paragraph-count="32" meta:word-count="220" meta:character-count="1623" meta:non-whitespace-character-count="1253"/>
  </office:meta>
</office:document-meta>
</file>